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6600" draw:textarea-horizontal-align="justify" draw:textarea-vertical-align="middle" draw:auto-grow-height="false" fo:min-height="4.75cm" fo:min-width="20.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0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7.55cm" fo:min-width="5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e6e6ff" draw:textarea-horizontal-align="justify" draw:textarea-vertical-align="middle" draw:auto-grow-height="false" fo:min-height="17.85cm" fo:min-width="12.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579d1c" draw:textarea-horizontal-align="justify" draw:textarea-vertical-align="middle" draw:auto-grow-height="false" fo:min-height="4.55cm" fo:min-width="20.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3.75cm" fo:min-width="8.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3.65cm" fo:min-width="8.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3.556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co1" style:family="table-column">
      <style:table-column-properties style:column-width="1.746cm" style:use-optimal-column-width="false"/>
    </style:style>
    <style:style style:name="co2" style:family="table-column">
      <style:table-column-properties style:column-width="1.794cm" style:use-optimal-column-width="false"/>
    </style:style>
    <style:style style:name="ro1" style:family="table-row">
      <style:table-row-properties style:row-height="5cm"/>
    </style:style>
    <style:style style:name="ro2" style:family="table-row">
      <style:table-row-properties style:row-height="18cm"/>
    </style:style>
    <style:style style:name="ce1" style:family="table-cell">
      <style:graphic-properties draw:fill="none" style:repeat="repeat"/>
      <style:paragraph-properties fo:border="1.13pt solid #000000"/>
    </style:style>
    <style:style style:name="ce2" style:family="table-cell">
      <style:graphic-properties draw:fill="none" style:repeat="repeat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5cm" svg:x="0cm" svg:y="0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7cm" svg:height="1.8cm" svg:x="2.7cm" svg:y="0.5cm">
          <draw:text-box>
            <text:p>Voilà votre première boîte : le header. Il contient une autre boîte</text:p>
          </draw:text-box>
        </draw:frame>
        <draw:frame draw:style-name="gr3" draw:text-style-name="P2" draw:layer="layout" svg:width="10.8cm" svg:height="1.4cm" svg:x="5.1cm" svg:y="2.5cm">
          <draw:text-box>
            <text:p><text:span text:style-name="T1">&lt;h1&gt;Titre de la page&lt; /h1&gt;</text:span></text:p>
          </draw:text-box>
        </draw:frame>
        <draw:custom-shape draw:style-name="gr4" draw:text-style-name="P1" draw:layer="layout" svg:width="5.9cm" svg:height="17.9cm" svg:x="0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1cm" svg:height="18.1cm" svg:x="7.3cm" svg:y="5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1cm" svg:height="4.8cm" svg:x="0cm" svg:y="2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4cm" svg:height="4.1cm" svg:x="9.2cm" svg:y="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4cm" svg:height="4cm" svg:x="9.2cm" svg:y="1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4cm" svg:height="4.1cm" svg:x="9.2cm" svg:y="18.7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5.6cm" svg:height="3.806cm" svg:x="0.4cm" svg:y="6.5cm">
          <draw:text-box>
            <text:p>Une deuxième boîte latérale : &lt;aside&gt;&lt;/aside&gt; qui contient le menu</text:p>
          </draw:text-box>
        </draw:frame>
        <draw:frame draw:style-name="gr10" draw:layer="layout" svg:width="12.3cm" svg:height="1.673cm" svg:x="7.7cm" svg:y="5.8cm">
          <draw:text-box>
            <text:p>Une troisième boîte : &lt;section&gt;&lt;/section&gt; qui contient des boîtes : articles</text:p>
          </draw:text-box>
        </draw:frame>
        <draw:frame draw:style-name="gr11" draw:layer="layout" svg:width="7.4cm" svg:height="3.095cm" svg:x="10.3cm" svg:y="8.6cm">
          <draw:text-box>
            <text:p>&lt;article&gt;</text:p>
            <text:p>&lt;p&gt;Contenu texte&lt;/p&gt;</text:p>
            <text:p>&lt;/article&gt;</text:p>
          </draw:text-box>
        </draw:frame>
        <draw:frame draw:style-name="gr11" draw:layer="layout" svg:width="7.4cm" svg:height="3.095cm" svg:x="10.3cm" svg:y="14.201cm">
          <draw:text-box>
            <text:p>&lt;article&gt;</text:p>
            <text:p>&lt;p&gt;Contenu texte&lt;/p&gt;</text:p>
            <text:p>&lt;/article&gt;</text:p>
          </draw:text-box>
        </draw:frame>
        <draw:frame draw:style-name="gr11" draw:layer="layout" svg:width="7.4cm" svg:height="3.095cm" svg:x="10.3cm" svg:y="19.601cm">
          <draw:text-box>
            <text:p>&lt;article&gt;</text:p>
            <text:p>&lt;p&gt;Contenu texte&lt;/p&gt;</text:p>
            <text:p>&lt;/article&gt;</text:p>
          </draw:text-box>
        </draw:frame>
        <draw:frame draw:style-name="gr12" draw:layer="layout" svg:width="12cm" svg:height="2.1cm" svg:x="4.8cm" svg:y="26.7cm">
          <draw:text-box>
            <text:p>Une quatrième boîte &lt;footer&gt;&lt;/footer&gt;</text:p>
          </draw:text-box>
        </draw:frame>
        <draw:frame draw:style-name="standard" draw:layer="layout" svg:width="20.999cm" svg:height="4.999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999cm" svg:height="4.999cm" svg:x="-0.057cm" svg:y="24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999cm" svg:height="17.999cm" svg:x="0.147cm" svg:y="5.7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7-01-09T16:51:35.109192052</meta:creation-date>
    <dc:date>2017-03-16T19:30:56.975707409</dc:date>
    <dc:creator>thomas </dc:creator>
    <meta:editing-duration>PT13H51M18S</meta:editing-duration>
    <meta:editing-cycles>5</meta:editing-cycles>
    <meta:generator>LibreOffice/4.3.3.2$Linux_X86_64 LibreOffice_project/430m0$Build-2</meta:generator>
    <meta:document-statistic meta:object-count="18"/>
  </office:meta>
</office:document-meta>
</file>